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2"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table:number-columns-repeated="2"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table:number-columns-repeated="2"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table:number-columns-repeated="2"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2"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table:number-columns-repeated="2"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306" calcext:value-type="percentage">
            <text:p>23,06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8175" calcext:value-type="percentage">
            <text:p>13,8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82" calcext:value-type="percentage">
            <text:p>49,82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58325" calcext:value-type="percentage">
            <text:p>35,8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2"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table:number-columns-repeated="2"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table:number-columns-repeated="2"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34714285714286" calcext:value-type="percentage">
            <text:p>53,47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2"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2"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45675" calcext:value-type="percentage">
            <text:p>14,57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462125" calcext:value-type="percentage">
            <text:p>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table:number-columns-repeated="2"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table:number-columns-repeated="2"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57" calcext:value-type="percentage">
            <text:p>2,57%</text:p>
          </table:table-cell>
          <table:table-cell table:number-columns-repeated="2"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1012" calcext:value-type="percentage">
            <text:p>10,12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05" calcext:value-type="percentage">
            <text:p>25,0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office:value-type="percentage" office:value="0.1598" calcext:value-type="percentage">
            <text:p>15,98%</text:p>
          </table:table-cell>
          <table:table-cell table:number-columns-repeated="2"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table:number-columns-repeated="2"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2072" calcext:value-type="percentage">
            <text:p>20,72%</text:p>
          </table:table-cell>
          <table:table-cell table:number-columns-repeated="2"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table:number-columns-repeated="2"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table:number-columns-repeated="2"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502" calcext:value-type="percentage">
            <text:p>15,02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35" calcext:value-type="percentage">
            <text:p>17,35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947" calcext:value-type="percentage">
            <text:p>19,4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2"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518" calcext:value-type="percentage">
            <text:p>25,18%</text:p>
          </table:table-cell>
          <table:table-cell table:number-columns-repeated="2"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table:number-columns-repeated="2"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table:number-columns-repeated="2"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232" calcext:value-type="percentage">
            <text:p>22,32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table:number-columns-repeated="2"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table:number-columns-repeated="2"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2"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22" calcext:value-type="percentage">
            <text:p>32,20%</text:p>
          </table:table-cell>
          <table:table-cell table:number-columns-repeated="2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1935" calcext:value-type="percentage">
            <text:p>19,35%</text:p>
          </table:table-cell>
          <table:table-cell table:number-columns-repeated="2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2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2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739" calcext:value-type="percentage">
            <text:p>17,39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1818" calcext:value-type="percentage">
            <text:p>18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office:value-type="percentage" office:value="0.2098" calcext:value-type="percentage">
            <text:p>20,9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office:value-type="percentage" office:value="0.2785" calcext:value-type="percentage">
            <text:p>2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15" calcext:value-type="percentage">
            <text:p>1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23" calcext:value-type="percentage">
            <text:p>17,2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5201" calcext:value-type="percentage">
            <text:p>25,20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1022" calcext:value-type="percentage">
            <text:p>21,0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378" calcext:value-type="percentage">
            <text:p>73,78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1491" calcext:value-type="percentage">
            <text:p>51,49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32444444444445" calcext:value-type="percentage">
            <text:p>5,3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4" calcext:value-type="percentage">
            <text:p>9,4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73" calcext:value-type="percentage">
            <text:p>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747" calcext:value-type="percentage">
            <text:p>47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813" calcext:value-type="percentage">
            <text:p>38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567" calcext:value-type="percentage">
            <text:p>4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6167" calcext:value-type="percentage">
            <text:p>6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4913" calcext:value-type="percentage">
            <text:p>49,1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73" calcext:value-type="percentage">
            <text:p>2,27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698" calcext:value-type="percentage">
            <text:p>46,9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5685" calcext:value-type="percentage">
            <text:p>35,6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427.36" calcext:value-type="float">
            <text:p>2427,36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97" calcext:value-type="float">
            <text:p>0,4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8" calcext:value-type="float">
            <text:p>0,5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87" calcext:value-type="float">
            <text:p>0,48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55" calcext:value-type="float">
            <text:p>0,525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601" calcext:value-type="float">
            <text:p>0,6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7037" calcext:value-type="float">
            <text:p>0,70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54.07" calcext:value-type="float">
            <text:p>2254,07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7632" calcext:value-type="float">
            <text:p>0,576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695" calcext:value-type="float">
            <text:p>0,6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9244" calcext:value-type="float">
            <text:p>0,92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52" calcext:value-type="float">
            <text:p>0,5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float" office:value="0.856" calcext:value-type="float">
            <text:p>0,8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76744" calcext:value-type="float">
            <text:p>0,767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37" calcext:value-type="float">
            <text:p>0,037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686" calcext:value-type="float">
            <text:p>0,0686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6.965" calcext:value-type="float">
            <text:p>6,9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425" calcext:value-type="float">
            <text:p>0,042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1.276" calcext:value-type="float">
            <text:p>1,2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064" calcext:value-type="float">
            <text:p>0,08064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2097" calcext:value-type="float">
            <text:p>5,20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4" calcext:value-type="float">
            <text:p>0,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122.62" calcext:value-type="float">
            <text:p>1122,6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332" calcext:value-type="float">
            <text:p>4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92.4" calcext:value-type="float">
            <text:p>1392,4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6" calcext:value-type="float">
            <text:p>0,1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9.5" calcext:value-type="float">
            <text:p>1299,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583.485" calcext:value-type="float">
            <text:p>583,485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48" calcext:value-type="float">
            <text:p>0,3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52.956" calcext:value-type="float">
            <text:p>1052,956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231" calcext:value-type="float">
            <text:p>0,72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 office:value-type="float" office:value="7.62" calcext:value-type="float">
            <text:p>7,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74" calcext:value-type="float">
            <text:p>0,74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21" calcext:value-type="float">
            <text:p>7,2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72" calcext:value-type="float">
            <text:p>7,8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1.294" calcext:value-type="float">
            <text:p>1,294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1" calcext:value-type="float">
            <text:p>1,31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18" calcext:value-type="float">
            <text:p>0,318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35" calcext:value-type="float">
            <text:p>0,23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6634" calcext:value-type="float">
            <text:p>0,6634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7.94966666666667" calcext:value-type="float">
            <text:p>7,949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74" calcext:value-type="float">
            <text:p>0,074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372" calcext:value-type="float">
            <text:p>0,3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62" calcext:value-type="float">
            <text:p>0,062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74" calcext:value-type="float">
            <text:p>0,3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867" calcext:value-type="float">
            <text:p>0,086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673" calcext:value-type="float">
            <text:p>0,0673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88" calcext:value-type="float">
            <text:p>0,128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13" calcext:value-type="float">
            <text:p>0,01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02" calcext:value-type="float">
            <text:p>0,030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402" calcext:value-type="float">
            <text:p>0,040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942" calcext:value-type="float">
            <text:p>0,09942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285" calcext:value-type="float">
            <text:p>0,32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969" calcext:value-type="float">
            <text:p>4,96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 office:value-type="float" office:value="5.662" calcext:value-type="float">
            <text:p>5,66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49.9" calcext:value-type="float">
            <text:p>49,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199" calcext:value-type="float">
            <text:p>4,199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60.03" calcext:value-type="float">
            <text:p>60,0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90.04" calcext:value-type="float">
            <text:p>90,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61" calcext:value-type="float">
            <text:p>7,961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754" calcext:value-type="float">
            <text:p>8,754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16.69" calcext:value-type="float">
            <text:p>116,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18" calcext:value-type="float">
            <text:p>4,1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53.25" calcext:value-type="float">
            <text:p>53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4" calcext:value-type="float">
            <text:p>6,14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43.55" calcext:value-type="float">
            <text:p>43,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3.03" calcext:value-type="float">
            <text:p>3,03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55.13" calcext:value-type="float">
            <text:p>55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30.93" calcext:value-type="float">
            <text:p>30,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652" calcext:value-type="float">
            <text:p>5,6652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0.575" calcext:value-type="float">
            <text:p>70,5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6.13" calcext:value-type="float">
            <text:p>66,13</text:p>
          </table:table-cell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70.24" calcext:value-type="float">
            <text:p>170,24</text:p>
          </table:table-cell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8.08" calcext:value-type="float">
            <text:p>8,08</text:p>
          </table:table-cell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76.62" calcext:value-type="float">
            <text:p>76,62</text:p>
          </table:table-cell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148.82" calcext:value-type="float">
            <text:p>148,82</text:p>
          </table:table-cell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76.504" calcext:value-type="float">
            <text:p>76,504</text:p>
          </table:table-cell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100.05" calcext:value-type="float">
            <text:p>100,05</text:p>
          </table:table-cell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84.318" calcext:value-type="float">
            <text:p>84,318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524" calcext:value-type="percentage">
            <text:p>15,2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452" calcext:value-type="percentage">
            <text:p>34,52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38" calcext:value-type="percentage">
            <text:p>42,38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76" calcext:value-type="percentage">
            <text:p>14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976" calcext:value-type="percentage">
            <text:p>19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 table:formula="of:=AVERAGE([.E325:.E334])" office:value-type="percentage" office:value="0.22642" calcext:value-type="percentage">
            <text:p>22,64%</text:p>
          </table:table-cell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408" calcext:value-type="percentage">
            <text:p>24,08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formula="of:=0.576/150" office:value-type="float" office:value="0.00384" calcext:value-type="float">
            <text:p>0,00384</text:p>
          </table:table-cell>
          <table:table-cell table:style-name="Default" table:number-columns-repeated="2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2897.81/33" office:value-type="float" office:value="87.8124242424242" calcext:value-type="float">
            <text:p>87,8124242424242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38/9" office:value-type="float" office:value="0.0264444444444444" calcext:value-type="float">
            <text:p>0,0264444444444444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5/4" office:value-type="float" office:value="0.0003375" calcext:value-type="float">
            <text:p>0,000337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formula="of:=0.767/103" office:value-type="float" office:value="0.00744660194174757" calcext:value-type="float">
            <text:p>0,00744660194174757</text:p>
          </table:table-cell>
          <table:table-cell table:style-name="Default" table:number-columns-repeated="2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formula="of:=5.665/36" office:value-type="float" office:value="0.157361111111111" calcext:value-type="float">
            <text:p>0,157361111111111</text:p>
          </table:table-cell>
          <table:table-cell table:style-name="Default" table:number-columns-repeated="2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formula="of:=5.21/4" office:value-type="float" office:value="1.3025" calcext:value-type="float">
            <text:p>1,302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formula="of:=1052.956/50" office:value-type="float" office:value="21.05912" calcext:value-type="float">
            <text:p>21,05912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formula="of:=0.7231/25" office:value-type="float" office:value="0.028924" calcext:value-type="float">
            <text:p>0,028924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formula="of:=0.6634/6" office:value-type="float" office:value="0.110566666666667" calcext:value-type="float">
            <text:p>0,110566666666667</text:p>
          </table:table-cell>
          <table:table-cell table:style-name="Default" table:number-columns-repeated="2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formula="of:=70.575/104" office:value-type="float" office:value="0.678605769230769" calcext:value-type="float">
            <text:p>0,678605769230769</text:p>
          </table:table-cell>
          <table:table-cell table:style-name="Default" table:number-columns-repeated="2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formula="of:=0.09942/7" office:value-type="float" office:value="0.0142028571428571" calcext:value-type="float">
            <text:p>0,0142028571428571</text:p>
          </table:table-cell>
          <table:table-cell table:style-name="Default" table:number-columns-repeated="2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float" office:value="9.26681443274682" calcext:value-type="float">
            <text:p>9,2668144327468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5T10:38:49.083615438</dc:date>
    <meta:editing-duration>P9DT16H52M45S</meta:editing-duration>
    <meta:editing-cycles>4419</meta:editing-cycles>
    <meta:generator>LibreOffice/7.3.7.2$Linux_X86_64 LibreOffice_project/30$Build-2</meta:generator>
    <meta:document-statistic meta:table-count="2" meta:cell-count="2971" meta:object-count="0"/>
  </office:meta>
</office:document-meta>
</file>